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ny" style:family="paragraph">
      <style:text-properties fo:font-size="16pt" style:font-size-asian="16pt" style:font-size-complex="16pt"/>
    </style:style>
    <style:style style:name="P3" style:parent-style-name="Normalny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ny" style:family="paragraph">
      <style:text-properties fo:font-size="16pt" style:font-size-asian="16pt" style:font-size-complex="16pt"/>
    </style:style>
    <style:style style:name="P5" style:parent-style-name="Normalny" style:family="paragraph">
      <style:text-properties fo:font-size="16pt" style:font-size-asian="16pt" style:font-size-complex="16pt"/>
    </style:style>
    <style:style style:name="P6" style:parent-style-name="Normalny" style:family="paragraph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text-properties fo:font-size="16pt" style:font-size-asian="16pt" style:font-size-complex="16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text-properties fo:font-weight="bold" style:font-weight-asian="bold" style:font-weight-complex="bold"/>
    </style:style>
    <style:style style:name="P11" style:parent-style-name="Normalny" style:family="paragraph">
      <style:text-properties fo:font-weight="bold" style:font-weight-asian="bold" style:font-weight-complex="bold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text-properties fo:font-weight="bold" style:font-weight-asian="bold" style:font-weight-complex="bold"/>
    </style:style>
    <style:style style:name="P15" style:parent-style-name="Normalny" style:family="paragraph">
      <style:text-properties fo:font-weight="bold" style:font-weight-asian="bold" style:font-weight-complex="bold"/>
    </style:style>
    <style:style style:name="P16" style:parent-style-name="Normalny" style:family="paragraph">
      <style:text-properties fo:font-size="16pt" style:font-size-asian="16pt" style:font-size-complex="16pt"/>
    </style:style>
    <style:style style:name="P17" style:parent-style-name="Normalny" style:family="paragraph">
      <style:text-properties fo:font-size="16pt" style:font-size-asian="16pt" style:font-size-complex="16pt"/>
    </style:style>
    <style:style style:name="P18" style:parent-style-name="Normalny" style:family="paragraph">
      <style:text-properties fo:font-size="16pt" style:font-size-asian="16pt" style:font-size-complex="16pt"/>
    </style:style>
    <style:style style:name="P19" style:parent-style-name="Normalny" style:family="paragraph">
      <style:text-properties fo:font-size="16pt" style:font-size-asian="16pt" style:font-size-complex="16pt"/>
    </style:style>
    <style:style style:name="P20" style:parent-style-name="Normalny" style:family="paragraph">
      <style:text-properties fo:font-weight="bold" style:font-weight-asian="bold" style:font-weight-complex="bold"/>
    </style:style>
    <style:style style:name="P21" style:parent-style-name="Normalny" style:family="paragraph">
      <style:text-properties fo:font-weight="bold" style:font-weight-asian="bold" style:font-weight-complex="bold"/>
    </style:style>
    <style:style style:name="P22" style:parent-style-name="Normalny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Akapitzlistą" style:family="paragraph">
      <style:text-properties fo:font-size="14pt" style:font-size-asian="14pt" style:font-size-complex="14pt"/>
    </style:style>
    <style:style style:name="P24" style:parent-style-name="Akapitzlistą" style:family="paragraph">
      <style:text-properties fo:font-size="14pt" style:font-size-asian="14pt" style:font-size-complex="14pt"/>
    </style:style>
    <style:style style:name="P25" style:parent-style-name="Akapitzlistą" style:family="paragraph">
      <style:text-properties fo:font-size="14pt" style:font-size-asian="14pt" style:font-size-complex="14pt"/>
    </style:style>
    <style:style style:name="P26" style:parent-style-name="Akapitzlistą" style:family="paragraph">
      <style:text-properties fo:font-size="14pt" style:font-size-asian="14pt" style:font-size-complex="14pt"/>
    </style:style>
    <style:style style:name="P27" style:parent-style-name="Normalny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8" style:parent-style-name="Normalny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Nagłówek3" style:family="paragraph">
      <style:paragraph-properties fo:margin-top="0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30" style:parent-style-name="Normalny" style:family="paragraph">
      <style:text-properties fo:font-weight="bold" style:font-weight-asian="bold" style:font-weight-complex="bold"/>
    </style:style>
    <style:style style:name="P31" style:parent-style-name="Nagłówek3" style:family="paragraph">
      <style:paragraph-properties fo:margin-top="0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32" style:parent-style-name="Normalny" style:family="paragraph">
      <style:paragraph-properties fo:margin-top="0.1666in" fo:margin-bottom="0.1666in"/>
    </style:style>
    <style:style style:name="T33" style:parent-style-name="Domyślnaczcionkaakapitu" style:family="text">
      <style:text-properties style:font-name="Aptos" style:font-name-asian="Aptos" style:font-name-complex="Aptos"/>
    </style:style>
    <style:style style:name="T34" style:parent-style-name="Domyślnaczcionkaakapitu" style:family="text">
      <style:text-properties style:font-name="Consolas" style:font-name-asian="Consolas" style:font-name-complex="Consolas"/>
    </style:style>
    <style:style style:name="T35" style:parent-style-name="Domyślnaczcionkaakapitu" style:family="text">
      <style:text-properties style:font-name="Aptos" style:font-name-asian="Aptos" style:font-name-complex="Aptos"/>
    </style:style>
    <style:style style:name="T36" style:parent-style-name="Domyślnaczcionkaakapitu" style:family="text">
      <style:text-properties style:font-name="Consolas" style:font-name-asian="Consolas" style:font-name-complex="Consolas"/>
    </style:style>
    <style:style style:name="T37" style:parent-style-name="Domyślnaczcionkaakapitu" style:family="text">
      <style:text-properties style:font-name="Aptos" style:font-name-asian="Aptos" style:font-name-complex="Aptos"/>
    </style:style>
    <style:style style:name="T38" style:parent-style-name="Domyślnaczcionkaakapitu" style:family="text">
      <style:text-properties style:font-name="Consolas" style:font-name-asian="Consolas" style:font-name-complex="Consolas"/>
    </style:style>
    <style:style style:name="T39" style:parent-style-name="Domyślnaczcionkaakapitu" style:family="text">
      <style:text-properties style:font-name="Aptos" style:font-name-asian="Aptos" style:font-name-complex="Aptos"/>
    </style:style>
    <style:style style:name="P40" style:parent-style-name="Normalny" style:family="paragraph">
      <style:paragraph-properties fo:margin-top="0.1666in" fo:margin-bottom="0.1666in"/>
    </style:style>
    <style:style style:name="T41" style:parent-style-name="Domyślnaczcionkaakapitu" style:family="text">
      <style:text-properties style:font-name="Aptos" style:font-name-asian="Aptos" style:font-name-complex="Aptos"/>
    </style:style>
    <style:style style:name="T42" style:parent-style-name="Domyślnaczcionkaakapitu" style:family="text">
      <style:text-properties style:font-name="Consolas" style:font-name-asian="Consolas" style:font-name-complex="Consolas"/>
    </style:style>
    <style:style style:name="T43" style:parent-style-name="Domyślnaczcionkaakapitu" style:family="text">
      <style:text-properties style:font-name="Aptos" style:font-name-asian="Aptos" style:font-name-complex="Aptos"/>
    </style:style>
    <style:style style:name="P44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45" style:parent-style-name="Normalny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6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47" style:parent-style-name="Normalny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8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49" style:parent-style-name="Normalny" style:family="paragraph">
      <style:paragraph-properties fo:margin-top="0.1666in" fo:margin-bottom="0.1666in"/>
    </style:style>
    <style:style style:name="T50" style:parent-style-name="Domyślnaczcionkaakapitu" style:family="text">
      <style:text-properties style:font-name="Consolas" style:font-name-asian="Consolas" style:font-name-complex="Consolas"/>
    </style:style>
    <style:style style:name="T51" style:parent-style-name="Domyślnaczcionkaakapitu" style:family="text">
      <style:text-properties style:font-name="Aptos" style:font-name-asian="Aptos" style:font-name-complex="Aptos"/>
    </style:style>
    <style:style style:name="P52" style:parent-style-name="Nagłówek2" style:family="paragraph">
      <style:paragraph-properties fo:margin-top="0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53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5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5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56" style:parent-style-name="Normalny" style:family="paragraph">
      <style:paragraph-properties fo:margin-top="0.1666in" fo:margin-bottom="0.1666in" fo:text-indent="0.4916in"/>
    </style:style>
    <style:style style:name="T57" style:parent-style-name="Domyślnaczcionkaakapitu" style:family="text">
      <style:text-properties style:font-name="Aptos" style:font-name-asian="Aptos" style:font-name-complex="Aptos"/>
    </style:style>
    <style:style style:name="T58" style:parent-style-name="Domyślnaczcionkaakapitu" style:family="text">
      <style:text-properties style:font-name="Consolas" style:font-name-asian="Consolas" style:font-name-complex="Consolas"/>
    </style:style>
    <style:style style:name="T59" style:parent-style-name="Domyślnaczcionkaakapitu" style:family="text">
      <style:text-properties style:font-name="Aptos" style:font-name-asian="Aptos" style:font-name-complex="Aptos"/>
    </style:style>
    <style:style style:name="P60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61" style:parent-style-name="Normalny" style:family="paragraph">
      <style:paragraph-properties fo:margin-top="0.1666in" fo:margin-bottom="0.1666in" fo:margin-left="0.4916in">
        <style:tab-stops/>
      </style:paragraph-properties>
    </style:style>
    <style:style style:name="T62" style:parent-style-name="Domyślnaczcionkaakapitu" style:family="text">
      <style:text-properties style:font-name="Aptos" style:font-name-asian="Aptos" style:font-name-complex="Aptos"/>
    </style:style>
    <style:style style:name="T63" style:parent-style-name="Domyślnaczcionkaakapitu" style:family="text">
      <style:text-properties style:font-name="Consolas" style:font-name-asian="Consolas" style:font-name-complex="Consolas"/>
    </style:style>
    <style:style style:name="T64" style:parent-style-name="Domyślnaczcionkaakapitu" style:family="text">
      <style:text-properties style:font-name="Aptos" style:font-name-asian="Aptos" style:font-name-complex="Aptos"/>
    </style:style>
    <style:style style:name="P65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66" style:parent-style-name="Normalny" style:family="paragraph">
      <style:paragraph-properties fo:margin-top="0.1666in" fo:margin-bottom="0.1666in" fo:margin-left="0.4916in">
        <style:tab-stops/>
      </style:paragraph-properties>
      <style:text-properties style:font-name="Aptos" style:font-name-asian="Aptos" style:font-name-complex="Aptos"/>
    </style:style>
    <style:style style:name="P67" style:parent-style-name="Normalny" style:family="paragraph">
      <style:paragraph-properties fo:margin-top="0.1666in" fo:margin-bottom="0.1666in" fo:margin-left="0.4916in">
        <style:tab-stops/>
      </style:paragraph-properties>
      <style:text-properties style:font-name="Aptos" style:font-name-asian="Aptos" style:font-name-complex="Aptos"/>
    </style:style>
    <style:style style:name="P68" style:parent-style-name="Nagłówek2" style:family="paragraph">
      <style:paragraph-properties fo:margin-top="0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69" style:parent-style-name="Nagłówek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 fo:font-size="12pt" style:font-size-asian="12pt" style:font-size-complex="12pt"/>
    </style:style>
    <style:style style:name="P70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1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2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4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5" style:parent-style-name="Akapitzlistą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6" style:parent-style-name="Nagłówek3" style:family="paragraph">
      <style:paragraph-properties fo:margin-top="0in" fo:margin-bottom="0.1951in"/>
      <style:text-properties fo:font-weight="bold" style:font-weight-asian="bold" style:font-weight-complex="bold" style:use-window-font-color="true" fo:font-size="18pt" style:font-size-asian="18pt" style:font-size-complex="18pt"/>
    </style:style>
    <style:style style:name="P77" style:parent-style-name="Nagłówek4" style:family="paragraph">
      <style:paragraph-properties fo:margin-top="0.2215in" fo:margin-bottom="0.2215in"/>
      <style:text-properties fo:font-weight="bold" style:font-weight-asian="bold" style:font-weight-complex="bold" style:use-window-font-color="true"/>
    </style:style>
    <style:style style:name="P78" style:parent-style-name="Akapitzlistą" style:family="paragraph">
      <style:paragraph-properties fo:margin-top="0.1666in" fo:margin-bottom="0.1666in"/>
    </style:style>
    <style:style style:name="T79" style:parent-style-name="Domyślnaczcionkaakapitu" style:family="text">
      <style:text-properties fo:font-weight="bold" style:font-weight-asian="bold" style:font-weight-complex="bold"/>
    </style:style>
    <style:style style:name="P80" style:parent-style-name="Akapitzlistą" style:family="paragraph">
      <style:paragraph-properties fo:margin-top="0.1666in" fo:margin-bottom="0.1666in"/>
    </style:style>
    <style:style style:name="T81" style:parent-style-name="Domyślnaczcionkaakapitu" style:family="text">
      <style:text-properties fo:font-weight="bold" style:font-weight-asian="bold" style:font-weight-complex="bold"/>
    </style:style>
    <style:style style:name="T82" style:parent-style-name="Domyślnaczcionkaakapitu" style:family="text">
      <style:text-properties style:font-name="Consolas" style:font-name-asian="Consolas" style:font-name-complex="Consolas"/>
    </style:style>
    <style:style style:name="P83" style:parent-style-name="Nagłówek4" style:family="paragraph">
      <style:paragraph-properties fo:margin-top="0.2215in" fo:margin-bottom="0.2215in"/>
    </style:style>
    <style:style style:name="T84" style:parent-style-name="Domyślnaczcionkaakapitu" style:family="text">
      <style:text-properties style:use-window-font-color="true"/>
    </style:style>
    <style:style style:name="T85" style:parent-style-name="Domyślnaczcionkaakapitu" style:family="text">
      <style:text-properties fo:font-weight="bold" style:font-weight-asian="bold" style:font-weight-complex="bold" style:use-window-font-color="true"/>
    </style:style>
    <style:style style:name="P86" style:parent-style-name="Akapitzlistą" style:family="paragraph">
      <style:paragraph-properties fo:margin-top="0.1666in" fo:margin-bottom="0.1666in"/>
    </style:style>
    <style:style style:name="T87" style:parent-style-name="Domyślnaczcionkaakapitu" style:family="text">
      <style:text-properties fo:font-weight="bold" style:font-weight-asian="bold" style:font-weight-complex="bold"/>
    </style:style>
    <style:style style:name="P88" style:parent-style-name="Nagłówek4" style:family="paragraph">
      <style:paragraph-properties fo:margin-top="0.2215in" fo:margin-bottom="0.2215in"/>
      <style:text-properties fo:font-weight="bold" style:font-weight-asian="bold" style:font-weight-complex="bold" style:use-window-font-color="true"/>
    </style:style>
    <style:style style:name="P89" style:parent-style-name="Akapitzlistą" style:family="paragraph">
      <style:paragraph-properties fo:margin-top="0.1666in" fo:margin-bottom="0.1666in"/>
    </style:style>
    <style:style style:name="T90" style:parent-style-name="Domyślnaczcionkaakapitu" style:family="text">
      <style:text-properties fo:font-weight="bold" style:font-weight-asian="bold" style:font-weight-complex="bold"/>
    </style:style>
    <style:style style:name="P91" style:parent-style-name="Akapitzlistą" style:family="paragraph">
      <style:paragraph-properties fo:margin-top="0.1666in" fo:margin-bottom="0.1666in"/>
    </style:style>
    <style:style style:name="T92" style:parent-style-name="Domyślnaczcionkaakapitu" style:family="text">
      <style:text-properties fo:font-weight="bold" style:font-weight-asian="bold" style:font-weight-complex="bold"/>
    </style:style>
    <style:style style:name="P93" style:parent-style-name="Nagłówek4" style:family="paragraph">
      <style:paragraph-properties fo:margin-top="0.2215in" fo:margin-bottom="0.2215in"/>
    </style:style>
    <style:style style:name="T94" style:parent-style-name="Domyślnaczcionkaakapitu" style:family="text">
      <style:text-properties style:use-window-font-color="true"/>
    </style:style>
    <style:style style:name="T95" style:parent-style-name="Domyślnaczcionkaakapitu" style:family="text">
      <style:text-properties fo:font-weight="bold" style:font-weight-asian="bold" style:font-weight-complex="bold" style:use-window-font-color="true"/>
    </style:style>
    <style:style style:name="P96" style:parent-style-name="Akapitzlistą" style:family="paragraph">
      <style:paragraph-properties fo:margin-top="0.1666in" fo:margin-bottom="0.1666in"/>
    </style:style>
    <style:style style:name="T97" style:parent-style-name="Domyślnaczcionkaakapitu" style:family="text">
      <style:text-properties fo:font-weight="bold" style:font-weight-asian="bold" style:font-weight-complex="bold"/>
    </style:style>
    <style:style style:name="T98" style:parent-style-name="Domyślnaczcionkaakapitu" style:family="text">
      <style:text-properties style:font-name="Consolas" style:font-name-asian="Consolas" style:font-name-complex="Consolas"/>
    </style:style>
    <style:style style:name="P99" style:parent-style-name="Akapitzlistą" style:family="paragraph">
      <style:paragraph-properties fo:margin-top="0.1666in" fo:margin-bottom="0.1666in"/>
    </style:style>
    <style:style style:name="P100" style:parent-style-name="Normalny" style:family="paragraph">
      <style:paragraph-properties fo:margin-top="0.1666in" fo:margin-bottom="0.1666in"/>
      <style:text-properties fo:font-weight="bold" style:font-weight-asian="bold" style:font-weight-complex="bold"/>
    </style:style>
    <style:style style:name="P101" style:parent-style-name="Akapitzlistą" style:family="paragraph">
      <style:paragraph-properties fo:margin-top="0.1666in" fo:margin-bottom="0.1666in"/>
    </style:style>
    <style:style style:name="P102" style:parent-style-name="Akapitzlistą" style:family="paragraph">
      <style:paragraph-properties fo:margin-top="0.1666in" fo:margin-bottom="0.1666in"/>
    </style:style>
    <style:style style:name="P103" style:parent-style-name="Akapitzlistą" style:family="paragraph">
      <style:paragraph-properties fo:margin-top="0.1666in" fo:margin-bottom="0.1666in"/>
    </style:style>
    <style:style style:name="P104" style:parent-style-name="Akapitzlistą" style:family="paragraph">
      <style:paragraph-properties fo:margin-top="0.1666in" fo:margin-bottom="0.1666in"/>
    </style:style>
    <style:style style:name="P105" style:parent-style-name="Normalny" style:family="paragraph">
      <style:paragraph-properties fo:margin-top="0.1666in" fo:margin-bottom="0.1666in"/>
    </style:style>
    <style:style style:name="T106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107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108" style:parent-style-name="Akapitzlistą" style:family="paragraph">
      <style:text-properties fo:font-weight="bold" style:font-weight-asian="bold" style:font-weight-complex="bold" fo:font-size="14pt" style:font-size-asian="14pt" style:font-size-complex="14pt"/>
    </style:style>
    <style:style style:name="P109" style:parent-style-name="Akapitzlistą" style:family="paragraph">
      <style:text-properties fo:font-weight="bold" style:font-weight-asian="bold" style:font-weight-complex="bold" fo:font-size="14pt" style:font-size-asian="14pt" style:font-size-complex="14pt"/>
    </style:style>
    <style:style style:name="P110" style:parent-style-name="Akapitzlistą" style:family="paragraph">
      <style:text-properties fo:font-weight="bold" style:font-weight-asian="bold" style:font-weight-complex="bold" fo:font-size="14pt" style:font-size-asian="14pt" style:font-size-complex="14pt"/>
    </style:style>
    <style:style style:name="T111" style:parent-style-name="Domyślnaczcionkaakapitu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12" style:parent-style-name="Domyślnaczcionkaakapitu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13" style:parent-style-name="Akapitzlistą" style:family="paragraph">
      <style:paragraph-properties fo:margin-top="0.1666in" fo:margin-bottom="0.1666in"/>
    </style:style>
    <style:style style:name="T114" style:parent-style-name="Domyślnaczcionkaakapitu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15" style:parent-style-name="Domyślnaczcionkaakapitu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16" style:parent-style-name="Akapitzlistą" style:family="paragraph">
      <style:paragraph-properties fo:margin-top="0.1666in" fo:margin-bottom="0.1666in"/>
    </style:style>
    <style:style style:name="T117" style:parent-style-name="Domyślnaczcionkaakapitu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18" style:parent-style-name="Domyślnaczcionkaakapitu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19" style:parent-style-name="Akapitzlistą" style:family="paragraph">
      <style:paragraph-properties fo:margin-top="0.1666in" fo:margin-bottom="0.1666in"/>
    </style:style>
    <style:style style:name="T120" style:parent-style-name="Domyślnaczcionkaakapitu" style:family="text">
      <style:text-properties style:font-name="Aptos" style:font-name-asian="Aptos" style:font-name-complex="Aptos" fo:font-weight="bold" style:font-weight-asian="bold" style:font-weight-complex="bold" fo:color="#000000" fo:font-size="16pt" style:font-size-asian="16pt" style:font-size-complex="16pt"/>
    </style:style>
    <style:style style:name="T121" style:parent-style-name="Domyślnaczcionkaakapitu" style:family="text">
      <style:text-properties style:font-name="Aptos" style:font-name-asian="Aptos" style:font-name-complex="Aptos" fo:color="#000000" fo:font-size="16pt" style:font-size-asian="16pt" style:font-size-complex="16pt"/>
    </style:style>
    <style:style style:name="P122" style:parent-style-name="Akapitzlistą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Akapitzlistą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Akapitzlistą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Akapitzlistą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6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30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31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32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Akapitzlistą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34" style:parent-style-name="Akapitzlistą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135" style:parent-style-name="Akapitzlistą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</office:automatic-styles>
  <office:body>
    <office:text text:use-soft-page-breaks="true">
      <text:p text:style-name="P1">Temat: Arkanoid</text:p>
      <text:p text:style-name="P2"><text:s/></text:p>
      <text:p text:style-name="P3">Komponenty:</text:p>
      <text:p text:style-name="P4">1.Plansza:</text:p>
      <text:p text:style-name="P5"/>
      <text:p text:style-name="Normalny">-zarządzanie blokami i poziomami</text:p>
      <text:p text:style-name="Normalny">-Generowanie bloków</text:p>
      <text:p text:style-name="Normalny">-Usuwanie bloków</text:p>
      <text:p text:style-name="Normalny">-Sprawdzenie czy wszystkie bloki zbite jako warunek ukończenia poziomu</text:p>
      <text:p text:style-name="Normalny"><text:s/></text:p>
      <text:p text:style-name="P6">Default:</text:p>
      <text:p text:style-name="Normalny">-liczba rzędów bloków: 5</text:p>
      <text:p text:style-name="Normalny">-liczba kolumn: 5</text:p>
      <text:p text:style-name="Normalny"><text:s/></text:p>
      <text:p text:style-name="Normalny"><text:span text:style-name="T7">customizowane</text:span>:</text:p>
      <text:p text:style-name="Normalny">-Liczba uderzeń do zniszczenia bloku</text:p>
      <text:p text:style-name="Normalny">-możliwość wczytania niestandardowego układu bloków</text:p>
      <text:p text:style-name="Normalny"><text:s/></text:p>
      <text:p text:style-name="P8">2.<text:s/>Logika</text:p>
      <text:p text:style-name="P9"/>
      <text:p text:style-name="Normalny">-<text:s/>Obsługuje liczbę żyć oraz pkt i warunki wygranej<text:s/></text:p>
      <text:p text:style-name="Normalny">-Inicjalizacja elementów</text:p>
      <text:p text:style-name="Normalny">-Sprawdzenie czy piłka spadła poniżej paletki</text:p>
      <text:p text:style-name="Normalny">-przejście do następnego poziomu</text:p>
      <text:p text:style-name="Normalny">-restart gry, po przegranej</text:p>
      <text:p text:style-name="Normalny">-dodanie liczby pkt</text:p>
      <text:p text:style-name="Normalny">-odejmowanie żyć w momencie spadnięcia piłki poza paletkę</text:p>
      <text:p text:style-name="Normalny"><text:s/></text:p>
      <text:p text:style-name="P10">default:</text:p>
      <text:p text:style-name="Normalny">-liczba pkt za zbicie bloku:100</text:p>
      <text:p text:style-name="Normalny">-liczba żyć: 3</text:p>
      <text:p text:style-name="Normalny"><text:s/></text:p>
      <text:p text:style-name="P11">customizowane:</text:p>
      <text:p text:style-name="Normalny">-możliwość zmiany pkt za zbicie bloku</text:p>
      <text:p text:style-name="Normalny">-możliwość zmiany liczby żyć</text:p>
      <text:p text:style-name="Normalny"><text:s/></text:p>
      <text:p text:style-name="Normalny"><text:s/></text:p>
      <text:p text:style-name="P12">3.Fizyka</text:p>
      <text:p text:style-name="P13"/>
      <text:p text:style-name="Normalny"><text:s/>-Zarządzanie ruchem oraz kolizjami</text:p>
      <text:p text:style-name="Normalny">-zmiana położenia paletki<text:s/></text:p>
      <text:p text:style-name="Normalny">-odbicia piłki od<text:s/>scian,paletki,bloków</text:p>
      <text:p text:style-name="Normalny"><text:s/></text:p>
      <text:p text:style-name="P14">default:</text:p>
      <text:p text:style-name="Normalny"><text:s/></text:p>
      <text:p text:style-name="Normalny">-szybkość piłki</text:p>
      <text:p text:style-name="Normalny">-szybkość<text:s/>paletki</text:p>
      <text:p text:style-name="Normalny">-zwiększanie szybkości piłki o 5% po wygranie poziomu</text:p>
      <text:p text:style-name="Normalny"><text:s/></text:p>
      <text:p text:style-name="P15">customizowane:</text:p>
      <text:p text:style-name="Normalny"><text:s/></text:p>
      <text:p text:style-name="Normalny">-Zmienianie długości paletki</text:p>
      <text:p text:style-name="Normalny">-zmiana prędkości paletki po odbiciu od bloku</text:p>
      <text:p text:style-name="Normalny"><text:s/></text:p>
      <text:p text:style-name="P16"/>
      <text:p text:style-name="P17"/>
      <text:p text:style-name="P18">4. Interfejs</text:p>
      <text:p text:style-name="P19"/>
      <text:p text:style-name="Normalny">-wyświetlenie rankingu graczy</text:p>
      <text:p text:style-name="Normalny">-wyświetlenie nazwy graczy, liczby pkt</text:p>
      <text:p text:style-name="Normalny">-aktualny poziom</text:p>
      <text:p text:style-name="Normalny">-menu pauzy</text:p>
      <text:p text:style-name="Normalny"><text:s/></text:p>
      <text:p text:style-name="P20">default:</text:p>
      <text:p text:style-name="Normalny">-klasyczne ułożenie interfejsu</text:p>
      <text:p text:style-name="Normalny"><text:s/></text:p>
      <text:p text:style-name="P21">customizowane:</text:p>
      <text:p text:style-name="Normalny">-możliwość<text:s/>zmiany położenie interfejsów</text:p>
      <text:p text:style-name="Normalny"/>
      <text:p text:style-name="Normalny"/>
      <text:p text:style-name="P22">Raport nr.<text:s/>1:</text:p>
      <text:list text:style-name="LFO26" text:continue-numbering="true">
        <text:list-item>
          <text:p text:style-name="P23">Wybór tematu<text:s/>oraz<text:s/>grupy</text:p>
        </text:list-item>
        <text:list-item>
          <text:p text:style-name="P24">opisanie funkcjonalności<text:s/></text:p>
        </text:list-item>
        <text:list-item>
          <text:p text:style-name="P25">Opisanie wartości defoultowych i customizowanych</text:p>
        </text:list-item>
        <text:list-item>
          <text:p text:style-name="P26">Przyporządkowanie<text:s/>funkcjonalności<text:s/>do kontenerów</text:p>
        </text:list-item>
      </text:list>
      <text:p text:style-name="P27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28">Raport<text:s/>(09.04):</text:p>
      <text:h text:style-name="P29" text:outline-level="3">Zrealizowano<text:s/>uproszczoną wersje gry:</text:h>
      <text:p text:style-name="P30">1.Plansza</text:p>
      <text:h text:style-name="P31" text:outline-level="3">Zarządzanie blokami i poziomami:</text:h>
      <text:p text:style-name="P32"><text:span text:style-name="T33"><text:s/></text:span><text:span text:style-name="T34">LoadLevel()</text:span><text:span text:style-name="T35"><text:s/>z różnymi poziomami (</text:span><text:span text:style-name="T36">level 1</text:span><text:span text:style-name="T37">,<text:s/></text:span><text:span text:style-name="T38">level 2</text:span><text:span text:style-name="T39">) i zarządzaniem ich zawartością.</text:span></text:p>
      <text:p text:style-name="P40"><text:span text:style-name="T41"><text:s/>Bloki są usuwane po zbiciu (</text:span><text:span text:style-name="T42">blocks.RemoveAt(i)</text:span><text:span text:style-name="T43">).</text:span></text:p>
      <text:h text:style-name="P44" text:outline-level="3">Generowanie bloków:</text:h>
      <text:p text:style-name="P45"><text:s/>Generowanie<text:s/>bloków<text:s/>ręcznie (domyślny układ).</text:p>
      <text:h text:style-name="P46" text:outline-level="3">Usuwanie bloków:</text:h>
      <text:p text:style-name="P47">Kolizja z piłką powoduje usunięcie bloku z listy.</text:p>
      <text:h text:style-name="P48" text:outline-level="3"><text:s/>Sprawdzenie, czy wszystkie bloki zbite:</text:h>
      <text:p text:style-name="P49"><text:span text:style-name="T50">blocks.Count == 0</text:span><text:span text:style-name="T51">, następuje przejście do kolejnego poziomu.</text:span></text:p>
      <text:h text:style-name="P52" text:outline-level="2">2. Logika</text:h>
      <text:h text:style-name="P53" text:outline-level="3">Inicjalizacja elementów</text:h>
      <text:p text:style-name="P54"><text:s/>paletka, piłka<text:s/>i bloki.</text:p>
      <text:h text:style-name="P55" text:outline-level="3">Sprawdzenie, czy piłka spadła</text:h>
      <text:p text:style-name="P56"><text:span text:style-name="T57">Gdy<text:s/></text:span><text:span text:style-name="T58">ball.Y &gt; this.ClientSize.Height</text:span><text:span text:style-name="T59">, gra się restartuje.</text:span></text:p>
      <text:h text:style-name="P60" text:outline-level="3">Przejście do następnego poziomu</text:h>
      <text:p text:style-name="P61"><text:span text:style-name="T62">W<text:s/></text:span><text:span text:style-name="T63">GameLoop()</text:span><text:span text:style-name="T64"><text:s/>przejście do nowego poziomu po zbiciu wszystkich bloków.</text:span></text:p>
      <text:h text:style-name="P65" text:outline-level="3">Restart gry po przegranej:</text:h>
      <text:p text:style-name="P66"><text:s/>Po przegranej gra się restartuje.</text:p>
      <text:p text:style-name="P67"/>
      <text:h text:style-name="P68" text:outline-level="2">3. Fizyka</text:h>
      <text:h text:style-name="P69" text:outline-level="3">Ruch i kolizje</text:h>
      <text:p text:style-name="P70">Paletka porusza się za pomocą klawiszy, piłka odbija się od ścian, paletki i bloków.</text:p>
      <text:p text:style-name="P71"/>
      <text:p text:style-name="P72"/>
      <text:p text:style-name="P73"/>
      <text:p text:style-name="P74"/>
      <text:p text:style-name="P75"/>
      <text:h text:style-name="P76" text:outline-level="3">Raport<text:s/>(23.04.2025):</text:h>
      <text:h text:style-name="P77" text:outline-level="4">2. System gracza i wyników:</text:h>
      <text:p text:style-name="P78"><text:span text:style-name="T79">Wprowadzono nazwę gracza</text:span><text:s/>na początku nowej gry (InputBox).</text:p>
      <text:p text:style-name="P80"><text:span text:style-name="T81">Dodano zapis wyników</text:span><text:s/>do pliku<text:s/><text:span text:style-name="T82">ranking.txt</text:span>.</text:p>
      <text:h text:style-name="P83" text:outline-level="4"><text:span text:style-name="T84"><text:s/></text:span><text:span text:style-name="T85">3. Rozbudowa poziomów:</text:span></text:h>
      <text:p text:style-name="P86"><text:span text:style-name="T87">Dynamiczne zwiększanie prędkości piłki</text:span><text:s/>przy przejściu na wyższy poziom.</text:p>
      <text:h text:style-name="P88" text:outline-level="4">4. Postęp rozgrywki:</text:h>
      <text:p text:style-name="P89"><text:span text:style-name="T90">System żyć:</text:span><text:s/>gracz ma 3 życia, gra kończy się po ich utracie.</text:p>
      <text:p text:style-name="P91"><text:span text:style-name="T92">System punktów:</text:span><text:s/>+100 pkt za każdy zbity blok.</text:p>
      <text:h text:style-name="P93" text:outline-level="4"><text:span text:style-name="T94"><text:s/></text:span><text:span text:style-name="T95">5. Dodatkowe funkcjonalności:</text:span></text:h>
      <text:p text:style-name="P96"><text:span text:style-name="T97">Pauza gry</text:span><text:s/>po naciśnięciu klawisza<text:s/><text:span text:style-name="T98">ESC</text:span><text:s/>– gra zatrzymuje się lub wznawia.</text:p>
      <text:p text:style-name="P99"/>
      <text:p text:style-name="P100">6. Gra Arkanoid została ukończona</text:p>
      <text:p text:style-name="P101"/>
      <text:p text:style-name="P102"/>
      <text:p text:style-name="P103"/>
      <text:p text:style-name="P104"/>
      <text:p text:style-name="P105"/>
      <text:p text:style-name="Normalny"><text:span text:style-name="T106">Raport<text:s/></text:span><text:span text:style-name="T107">(07.05)</text:span></text:p>
      <text:list text:style-name="LFO2" text:continue-numbering="true">
        <text:list-item>
          <text:p text:style-name="P108">Zrezalizowano projekt gry Arkanoid <text:s/>komponentowo:</text:p>
        </text:list-item>
      </text:list>
      <text:p text:style-name="P109"/>
      <text:list text:style-name="LFO2" text:continue-numbering="true">
        <text:list-item>
          <text:p text:style-name="P110">Komponenty:</text:p>
        </text:list-item>
      </text:list>
      <text:p text:style-name="Akapitzlistą"><text:span text:style-name="T111">2.1<text:s/></text:span><text:span text:style-name="T112">BallControll - odpowiada za ruch piłki oraz kolizje z innymi obiektami.</text:span></text:p>
      <text:p text:style-name="P113"><text:span text:style-name="T114">2.2<text:s/></text:span><text:span text:style-name="T115">BrickControll - odpowiada za zarządzanie cegiełkami i ich zniszczenie.</text:span></text:p>
      <text:p text:style-name="P116"><text:span text:style-name="T117">2.3</text:span><text:span text:style-name="T118"><text:s/>PaddleControl - odpowiada za ruch paletki sterowanej przez gracza.</text:span></text:p>
      <text:p text:style-name="P119"><text:span text:style-name="T120">2.4</text:span><text:span text:style-name="T121"><text:s/>PowerUpControl - odpowiada za generowanie i obsługę bonusów.</text:span></text:p>
      <text:list text:style-name="LFO2" text:continue-numbering="true">
        <text:list-item>
          <text:p text:style-name="P122">Dopracowano gre:<text:s/></text:p>
        </text:list-item>
      </text:list>
      <text:list text:style-name="LFO1" text:continue-numbering="true">
        <text:list-item>
          <text:p text:style-name="P123">Zostały dodane bonusy za zbicie cegiełek</text:p>
        </text:list-item>
        <text:list-item>
          <text:p text:style-name="P124">Poprawiono fizykę odbijania piłki od paletki</text:p>
        </text:list-item>
      </text:list>
      <text:p text:style-name="P125"/>
      <text:p text:style-name="P126"/>
      <text:p text:style-name="P127"/>
      <text:p text:style-name="P128">Pomysł (4.06)</text:p>
      <text:p text:style-name="P129">Dodanie testów do komponentów<text:s/></text:p>
      <text:p text:style-name="P130">Wykonanie sprawozdania z projektu</text:p>
      <text:p text:style-name="P131"/>
      <text:p text:style-name="P132"/>
      <text:p text:style-name="P133"/>
      <text:p text:style-name="P134"/>
      <text:p text:style-name="P135"/>
      <text:p text:style-name="Normalny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MS Mincho" style:font-name-complex="MS Gothic" fo:font-style="italic" style:font-style-asian="italic" style:font-style-complex="italic" fo:color="#0F4761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ptos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ł GOLIK</meta:initial-creator>
    <dc:creator>Michał GOLIK</dc:creator>
    <meta:creation-date>2025-05-20T10:36:00Z</meta:creation-date>
    <dc:date>2025-05-20T10:36:00Z</dc:date>
    <meta:template xlink:href="Normal.dotm" xlink:type="simple"/>
    <meta:editing-cycles>1</meta:editing-cycles>
    <meta:editing-duration>PT0S</meta:editing-duration>
    <meta:document-statistic meta:page-count="1" meta:paragraph-count="6" meta:word-count="489" meta:character-count="3420" meta:row-count="24" meta:non-whitespace-character-count="2937"/>
  </office:meta>
</office:document-meta>
</file>